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8000006054BFD9310038E51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4.604cm" style:rel-column-width="14366*"/>
    </style:style>
    <style:style style:name="Table1.B" style:family="table-column">
      <style:table-column-properties style:column-width="16.397cm" style:rel-column-width="51169*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officeooo:rsid="001c3a5d"/>
    </style:style>
    <style:style style:name="T2" style:family="text">
      <style:text-properties officeooo:rsid="001e2a41"/>
    </style:style>
    <style:style style:name="T3" style:family="text">
      <style:text-properties officeooo:rsid="001f327a"/>
    </style:style>
    <style:style style:name="T4" style:family="text">
      <style:text-properties officeooo:rsid="001ff7b3"/>
    </style:style>
    <style:style style:name="T5" style:family="text">
      <style:text-properties officeooo:rsid="002130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studio_man_front_page.jpg" text:anchor-type="paragraph" svg:width="21.001cm" svg:height="26.099cm" draw:z-index="0"><draw:image xlink:href="Pictures/10000000000004D8000006054BFD9310038E51C6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rt_20_page_20_version">Ver. 0.1<text:span text:style-name="T5">4</text:span>.<text:span text:style-name="T2">0 </text:span><text:span text:style-name="T3">(M</text:span><text:span text:style-name="T5">20</text:span><text:span text:style-name="T3">)</text:span> – 0<text:span text:style-name="T5">6</text:span>/202<text:span text:style-name="T1">4</text:span></text:p>
            <text:p text:style-name="Start_20_page_20_version">www.envox.eu</text:p>
            <text:p text:style-name="Start_20_page_20_version">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3c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.499cm" fo:margin-right="0cm" fo:margin-top="0cm" fo:margin-bottom="0cm" style:contextual-spacing="false" fo:text-indent="0cm" style:auto-text-indent="false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cm" fo:margin-right="0cm" fo:margin-top="0cm" fo:margin-bottom="0.3cm" style:contextual-spacing="false" fo:text-indent="0cm" style:auto-text-indent="fals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loext:opacity="100%" fo:font-size="10.5pt"/>
    </style:style>
    <style:style style:name="Start_20_page_20_version" style:display-name="Start page version" style:family="paragraph" style:parent-style-name="Standard">
      <style:paragraph-properties fo:line-height="100%"/>
      <style:text-properties fo:color="#212142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7" draw:style-name="Mdp1" style:next-style-name="master_5f_right_20_page"/>
    <style:master-page style:name="master_5f_right_20_page" style:display-name="master_right page" style:page-layout-name="Mpm8" draw:style-name="Mdp2" style:next-style-name="master_5f_left_20_page"/>
    <style:master-page style:name="Start_20_Page" style:display-name="Start Page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03T16:39:24</meta:creation-date>
    <dc:date>2015-09-07T12:21:52</dc:date>
    <meta:editing-duration>PT20H8M38S</meta:editing-duration>
    <meta:editing-cycles>329</meta:editing-cycles>
    <meta:generator>LibreOffice/7.3.7.2$Linux_X86_64 LibreOffice_project/e114eadc50a9ff8d8c8a0567d6da8f454beeb84f</meta:generator>
    <dc:title>EEZ Studio user manual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1" meta:image-count="1" meta:object-count="0" meta:page-count="1" meta:paragraph-count="8" meta:word-count="23" meta:character-count="139" meta:non-whitespace-character-count="123"/>
    <meta:user-defined meta:name="WebPublish_HTML_Profile">EEZ (HTML)</meta:user-defined>
  </office:meta>
</office:document-meta>
</file>